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702BB16034FABA66.jpg" manifest:media-type="image/jpeg"/>
  <manifest:file-entry manifest:full-path="Pictures/10000201000005150000020FF8C1552D9606CC28.png" manifest:media-type="image/png"/>
  <manifest:file-entry manifest:full-path="Pictures/100002010000012C0000012C9186AEEFCA36F696.png" manifest:media-type="image/png"/>
  <manifest:file-entry manifest:full-path="Pictures/10000201000007800000026F7765AC15659BBD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87cm" svg:height="3.687cm" svg:x="14cm" svg:y="0.313cm">
          <draw:image xlink:href="Pictures/100002010000012C0000012C9186AEEFCA36F696.png" xlink:type="simple" xlink:show="embed" xlink:actuate="onLoad">
            <text:p/>
          </draw:image>
        </draw:frame>
        <draw:frame draw:style-name="gr1" draw:text-style-name="P1" draw:layer="layout" svg:width="8.685cm" svg:height="2.817cm" svg:x="18.717cm" svg:y="0.583cm">
          <draw:image xlink:href="Pictures/10000201000007800000026F7765AC15659BBD5E.png" xlink:type="simple" xlink:show="embed" xlink:actuate="onLoad">
            <text:p/>
          </draw:image>
        </draw:frame>
        <draw:frame draw:style-name="gr1" draw:text-style-name="P1" draw:layer="layout" svg:width="8.659cm" svg:height="4.87cm" draw:transform="rotate (-0.00575958653158117) translate (1.228cm 7.08cm)">
          <draw:image xlink:href="Pictures/1000000000000500000002D0702BB16034FABA66.jpg" xlink:type="simple" xlink:show="embed" xlink:actuate="onLoad">
            <text:p/>
          </draw:image>
        </draw:frame>
        <draw:frame draw:style-name="gr2" draw:text-style-name="P2" draw:layer="layout" svg:width="8.6cm" svg:height="1.445cm" svg:x="1.2cm" svg:y="12.352cm">
          <draw:text-box>
            <text:p><text:tab/> <text:s text:c="5"/>Sensor níve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687cm" svg:height="3.687cm" svg:x="14cm" svg:y="0.313cm">
          <draw:image xlink:href="Pictures/100002010000012C0000012C9186AEEFCA36F696.png" xlink:type="simple" xlink:show="embed" xlink:actuate="onLoad">
            <text:p/>
          </draw:image>
        </draw:frame>
        <draw:frame draw:style-name="gr1" draw:text-style-name="P1" draw:layer="layout" svg:width="8.685cm" svg:height="2.817cm" svg:x="18.717cm" svg:y="0.583cm">
          <draw:image xlink:href="Pictures/10000201000007800000026F7765AC15659BBD5E.png" xlink:type="simple" xlink:show="embed" xlink:actuate="onLoad">
            <text:p/>
          </draw:image>
        </draw:frame>
        <draw:frame draw:style-name="gr1" draw:text-style-name="P1" draw:layer="layout" svg:width="8.659cm" svg:height="4.87cm" draw:transform="rotate (-0.00575958653158117) translate (1.228cm 7.08cm)">
          <draw:image xlink:href="Pictures/1000000000000500000002D0702BB16034FABA66.jpg" xlink:type="simple" xlink:show="embed" xlink:actuate="onLoad">
            <text:p/>
          </draw:image>
        </draw:frame>
        <draw:frame draw:style-name="gr2" draw:text-style-name="P2" draw:layer="layout" svg:width="8.6cm" svg:height="1.445cm" svg:x="1.2cm" svg:y="12.352cm">
          <draw:text-box>
            <text:p><text:tab/> <text:s text:c="5"/>Sensor nível</text:p>
          </draw:text-box>
        </draw:frame>
        <draw:frame draw:style-name="gr1" draw:text-style-name="P1" draw:layer="layout" svg:width="22.799cm" svg:height="9.235cm" svg:x="3cm" svg:y="5cm">
          <draw:image xlink:href="Pictures/10000201000005150000020FF8C1552D9606CC2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09:30:51.873712045</meta:creation-date>
    <dc:date>2019-03-15T09:40:15.310986284</dc:date>
    <meta:editing-duration>PT9M27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